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left="0.622in" fo:margin-right="0in" fo:margin-top="0.1228in" fo:margin-bottom="0in" fo:line-height="100%"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loext:contextual-spacing="false" fo:margin-left="0.0126in" fo:margin-right="0in" fo:margin-top="0.3118in" fo:margin-bottom="0in"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loext:contextual-spacing="false" fo:margin-left="0.0102in" fo:margin-right="0.0028in" fo:margin-top="0.0063in" fo:margin-bottom="0in" fo:line-height="106%" fo:text-align="justify" style:justify-single-word="false" fo:keep-together="auto" fo:orphans="0" fo:widows="0" fo:text-indent="0.25in" style:auto-text-indent="false" fo:break-before="auto" fo:break-after="auto" fo:padding="0in" fo:border="none" fo:keep-with-next="auto"/>
    </style:style>
    <style:style style:name="P4"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5in" style:auto-text-indent="false" fo:break-before="auto" fo:break-after="auto" fo:padding="0in" fo:border="none" fo:keep-with-next="auto"/>
    </style:style>
    <style:style style:name="P5" style:family="paragraph" style:parent-style-name="Standard">
      <style:paragraph-properties loext:contextual-spacing="false" fo:margin-left="0.0102in" fo:margin-right="0.0028in" fo:margin-top="0.0055in" fo:margin-bottom="0in" fo:line-height="104%" fo:text-align="justify" style:justify-single-word="false" fo:keep-together="auto" fo:orphans="0" fo:widows="0" fo:text-indent="0.25in" style:auto-text-indent="false" fo:break-before="auto" fo:break-after="auto" fo:padding="0in" fo:border="none" fo:keep-with-next="auto"/>
    </style:style>
    <style:style style:name="P6" style:family="paragraph" style:parent-style-name="Standard">
      <style:paragraph-properties loext:contextual-spacing="false" fo:margin-left="0.0102in" fo:margin-right="0.0028in" fo:margin-top="0.0047in" fo:margin-bottom="0in" fo:line-height="101%" fo:text-align="justify" style:justify-single-word="false" fo:keep-together="auto" fo:orphans="0" fo:widows="0" fo:text-indent="0.2508in" style:auto-text-indent="false" fo:break-before="auto" fo:break-after="auto" fo:padding="0in" fo:border="none" fo:keep-with-next="auto"/>
    </style:style>
    <style:style style:name="P7"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508in" style:auto-text-indent="false" fo:break-before="auto" fo:break-after="auto" fo:padding="0in" fo:border="none" fo:keep-with-next="auto"/>
    </style:style>
    <style:style style:name="P8" style:family="paragraph" style:parent-style-name="Standard">
      <style:paragraph-properties loext:contextual-spacing="false" fo:margin-left="0.0118in" fo:margin-right="0.0028in" fo:margin-top="0.0047in" fo:margin-bottom="0in" fo:line-height="101%" fo:text-align="justify" style:justify-single-word="false" fo:keep-together="auto" fo:orphans="0" fo:widows="0" fo:text-indent="0.2484in" style:auto-text-indent="false" fo:break-before="auto" fo:break-after="auto" fo:padding="0in" fo:border="none" fo:keep-with-next="auto"/>
    </style:style>
    <style:style style:name="P9" style:family="paragraph" style:parent-style-name="Standard">
      <style:paragraph-properties loext:contextual-spacing="false" fo:margin-left="0.0118in" fo:margin-right="0.0028in" fo:margin-top="0in" fo:margin-bottom="0in" fo:line-height="100%" fo:text-align="justify" style:justify-single-word="false" fo:keep-together="auto" fo:orphans="0" fo:widows="0" fo:text-indent="0.2484in" style:auto-text-indent="false" fo:break-before="auto" fo:break-after="auto" fo:padding="0in" fo:border="none" fo:keep-with-next="auto"/>
    </style:style>
    <style:style style:name="P10" style:family="paragraph" style:parent-style-name="Standard">
      <style:paragraph-properties loext:contextual-spacing="false" fo:margin-left="0.0118in" fo:margin-right="0.0028in" fo:margin-top="0.0063in" fo:margin-bottom="0in" fo:line-height="106%" fo:text-align="justify" style:justify-single-word="false" fo:keep-together="auto" fo:orphans="0" fo:widows="0" fo:text-indent="0.2484in" style:auto-text-indent="false" fo:break-before="auto" fo:break-after="auto" fo:padding="0in" fo:border="none" fo:keep-with-next="auto"/>
    </style:style>
    <style:style style:name="P11" style:family="paragraph" style:parent-style-name="Standard">
      <style:paragraph-properties loext:contextual-spacing="false" fo:margin-left="0.0118in" fo:margin-right="0.0028in" fo:margin-top="0.0071in" fo:margin-bottom="0in" fo:line-height="100%" fo:text-align="justify" style:justify-single-word="false" fo:keep-together="auto" fo:orphans="0" fo:widows="0" fo:text-indent="0.2484in" style:auto-text-indent="false" fo:break-before="auto" fo:break-after="auto" fo:padding="0in" fo:border="none" fo:keep-with-next="auto"/>
    </style:style>
    <style:style style:name="P12" style:family="paragraph" style:parent-style-name="Standard">
      <style:paragraph-properties loext:contextual-spacing="false" fo:margin-left="0.1299in" fo:margin-right="0in" fo:margin-top="0.1827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7.5pt" fo:font-style="italic" style:text-underline-style="none" fo:font-weight="normal" style:font-name-asian="Arial1" style:font-size-asian="7.5pt" style:font-style-asian="italic" style:font-weight-asian="normal" style:font-name-complex="Arial1" style:font-size-complex="7.5pt"/>
    </style:style>
    <style:style style:name="P13" style:family="paragraph" style:parent-style-name="Standard">
      <style:paragraph-properties loext:contextual-spacing="false" fo:margin-left="0.0102in" fo:margin-right="0.0028in" fo:margin-top="0.0047in" fo:margin-bottom="0in" fo:line-height="100%" fo:text-align="justify" style:justify-single-word="false" fo:keep-together="auto" fo:orphans="0" fo:widows="0" fo:text-indent="0.2484in" style:auto-text-indent="false" fo:break-before="auto" fo:break-after="auto" fo:padding="0in" fo:border="none" fo:keep-with-next="auto"/>
    </style:style>
    <style:style style:name="P14" style:family="paragraph" style:parent-style-name="Standard">
      <style:paragraph-properties loext:contextual-spacing="false" fo:margin-left="0.0126in" fo:margin-right="0.0028in" fo:margin-top="0.0043in" fo:margin-bottom="0in" fo:line-height="100%" fo:text-align="justify" style:justify-single-word="false" fo:keep-together="auto" fo:orphans="0" fo:widows="0" fo:text-indent="0.2465in" style:auto-text-indent="false" fo:break-before="auto" fo:break-after="auto" fo:padding="0in" fo:border="none" fo:keep-with-next="auto"/>
    </style:style>
    <style:style style:name="P15"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528in" style:auto-text-indent="false" fo:break-before="auto" fo:break-after="auto" fo:padding="0in" fo:border="none" fo:keep-with-next="auto"/>
    </style:style>
    <style:style style:name="P16" style:family="paragraph" style:parent-style-name="Standard">
      <style:paragraph-properties loext:contextual-spacing="false" fo:margin-left="0in" fo:margin-right="0.0028in" fo:margin-top="0.0043in" fo:margin-bottom="0in" fo:line-height="100%" fo:text-align="justify" style:justify-single-word="false" fo:keep-together="auto" fo:orphans="0" fo:widows="0" fo:text-indent="0.2591in" style:auto-text-indent="false" fo:break-before="auto" fo:break-after="auto" fo:padding="0in" fo:border="none" fo:keep-with-next="auto"/>
    </style:style>
    <style:style style:name="P17" style:family="paragraph" style:parent-style-name="Standard">
      <style:paragraph-properties loext:contextual-spacing="false" fo:margin-left="0.0118in" fo:margin-right="0.0028in" fo:margin-top="0.0043in" fo:margin-bottom="0in" fo:line-height="100%" fo:text-align="justify" style:justify-single-word="false" fo:keep-together="auto" fo:orphans="0" fo:widows="0" fo:text-indent="0.248in" style:auto-text-indent="false" fo:break-before="auto" fo:break-after="auto" fo:padding="0in" fo:border="none" fo:keep-with-next="auto"/>
    </style:style>
    <style:style style:name="P18" style:family="paragraph" style:parent-style-name="Standard">
      <style:paragraph-properties loext:contextual-spacing="false" fo:margin-left="0.0118in" fo:margin-right="0.0028in" fo:margin-top="0.0063in" fo:margin-bottom="0in" fo:line-height="106%" fo:text-align="justify" style:justify-single-word="false" fo:keep-together="auto" fo:orphans="0" fo:widows="0" fo:text-indent="0.248in" style:auto-text-indent="false" fo:break-before="auto" fo:break-after="auto" fo:padding="0in" fo:border="none" fo:keep-with-next="auto"/>
    </style:style>
    <style:style style:name="P19" style:family="paragraph" style:parent-style-name="Standard">
      <style:paragraph-properties loext:contextual-spacing="false" fo:margin-left="0.0118in" fo:margin-right="0.0028in" fo:margin-top="0.2484in" fo:margin-bottom="0in" fo:line-height="106%" fo:text-align="justify"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loext:contextual-spacing="false" fo:margin-left="0.0118in" fo:margin-right="0.0028in" fo:margin-top="0.1811in" fo:margin-bottom="0in" fo:line-height="100%" fo:text-align="justify"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loext:contextual-spacing="false" fo:margin-left="0.0118in" fo:margin-right="0.0028in" fo:margin-top="0.1453in" fo:margin-bottom="0in" fo:line-height="99%" fo:text-align="justify"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loext:contextual-spacing="false" fo:margin-left="0.0118in" fo:margin-right="0.0028in" fo:margin-top="0.1717in" fo:margin-bottom="0in" fo:line-height="100%" fo:text-align="justify"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loext:contextual-spacing="false" fo:margin-left="0.0138in" fo:margin-right="0.0028in" fo:margin-top="0.1728in" fo:margin-bottom="0in" fo:line-height="100%" fo:text-align="justify" style:justify-single-word="false" fo:keep-together="auto" fo:orphans="0" fo:widows="0" fo:text-indent="-0.0016in" style:auto-text-indent="false" fo:break-before="auto" fo:break-after="auto" fo:padding="0in" fo:border="none" fo:keep-with-next="auto"/>
    </style:style>
    <style:style style:name="P24" style:family="paragraph" style:parent-style-name="Standard">
      <style:paragraph-properties loext:contextual-spacing="false" fo:margin-left="0.0118in" fo:margin-right="0.0028in" fo:margin-top="0.0047in" fo:margin-bottom="0in" fo:line-height="100%" fo:text-align="justify" style:justify-single-word="false" fo:keep-together="auto" fo:orphans="0" fo:widows="0" fo:text-indent="0.2492in" style:auto-text-indent="false" fo:break-before="auto" fo:break-after="auto" fo:padding="0in" fo:border="none" fo:keep-with-next="auto"/>
    </style:style>
    <style:style style:name="P25" style:family="paragraph" style:parent-style-name="Standard">
      <style:paragraph-properties loext:contextual-spacing="false" fo:margin-left="0in" fo:margin-right="0.0028in" fo:margin-top="0.0063in" fo:margin-bottom="0in" fo:line-height="106%" fo:text-align="justify" style:justify-single-word="false" fo:keep-together="auto" fo:orphans="0" fo:widows="0" fo:text-indent="0.261in" style:auto-text-indent="false" fo:break-before="auto" fo:break-after="auto" fo:padding="0in" fo:border="none" fo:keep-with-next="auto"/>
    </style:style>
    <style:style style:name="P26" style:family="paragraph" style:parent-style-name="Standard">
      <style:paragraph-properties loext:contextual-spacing="false" fo:margin-left="0.0118in" fo:margin-right="0.002in" fo:margin-top="0.0043in" fo:margin-bottom="0in" fo:line-height="97%" fo:text-align="justify" style:justify-single-word="false" fo:keep-together="auto" fo:orphans="0" fo:widows="0" fo:text-indent="0.248in" style:auto-text-indent="false" fo:break-before="auto" fo:break-after="auto" fo:padding="0in" fo:border="none" fo:keep-with-next="auto"/>
    </style:style>
    <style:style style:name="P27" style:family="paragraph" style:parent-style-name="Standard">
      <style:paragraph-properties loext:contextual-spacing="false" fo:margin-left="0.0134in" fo:margin-right="0.0028in" fo:margin-top="0.0043in" fo:margin-bottom="0in" fo:line-height="100%" fo:text-align="justify" style:justify-single-word="false" fo:keep-together="auto" fo:orphans="0" fo:widows="0" fo:text-indent="0.2457in" style:auto-text-indent="false" fo:break-before="auto" fo:break-after="auto" fo:padding="0in" fo:border="none" fo:keep-with-next="auto"/>
    </style:style>
    <style:style style:name="P28" style:family="paragraph" style:parent-style-name="Standard">
      <style:paragraph-properties loext:contextual-spacing="false" fo:margin-left="0.0126in" fo:margin-right="0.0028in" fo:margin-top="0.0043in" fo:margin-bottom="0in" fo:line-height="100%" fo:text-align="justify" style:justify-single-word="false" fo:keep-together="auto" fo:orphans="0" fo:widows="0" fo:text-indent="0.25in" style:auto-text-indent="false" fo:break-before="auto" fo:break-after="auto" fo:padding="0in" fo:border="none" fo:keep-with-next="auto"/>
    </style:style>
    <style:style style:name="P29" style:family="paragraph" style:parent-style-name="Standard">
      <style:paragraph-properties loext:contextual-spacing="false" fo:margin-left="0.0118in" fo:margin-right="0in" fo:margin-top="0.1807in" fo:margin-bottom="0in"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loext:contextual-spacing="false" fo:margin-left="0.0118in" fo:margin-right="0in" fo:margin-top="0.3465in" fo:margin-bottom="0in"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loext:contextual-spacing="false" fo:margin-left="0.0118in" fo:margin-right="0in" fo:margin-top="0.1457in" fo:margin-bottom="0in"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loext:contextual-spacing="false" fo:margin-left="0.0126in" fo:margin-right="0.0028in" fo:margin-top="0.1728in" fo:margin-bottom="0in" fo:line-height="100%" fo:text-align="justify"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loext:contextual-spacing="false" fo:margin-left="0.0126in" fo:margin-right="0.0028in" fo:margin-top="0.1453in" fo:margin-bottom="0in" fo:line-height="99%" fo:text-align="justify"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loext:contextual-spacing="false" fo:margin-left="0.0134in" fo:margin-right="0.0028in" fo:margin-top="0.122in" fo:margin-bottom="0in" fo:line-height="101%" fo:text-align="start" style:justify-single-word="false" fo:keep-together="auto" fo:orphans="0" fo:widows="0" fo:text-indent="0.1098in" style:auto-text-indent="false" fo:break-before="auto" fo:break-after="auto" fo:padding="0in" fo:border="none" fo:keep-with-next="auto"/>
    </style:style>
    <style:style style:name="P35" style:family="paragraph" style:parent-style-name="Standard">
      <style:paragraph-properties loext:contextual-spacing="false" fo:margin-left="0.0118in" fo:margin-right="0.002in" fo:margin-top="0.0047in" fo:margin-bottom="0in" fo:line-height="98%" fo:text-align="justify" style:justify-single-word="false" fo:keep-together="auto" fo:orphans="0" fo:widows="0" fo:text-indent="0.2484in" style:auto-text-indent="false" fo:break-before="auto" fo:break-after="auto" fo:padding="0in" fo:border="none" fo:keep-with-next="auto"/>
    </style:style>
    <style:style style:name="P36" style:family="paragraph" style:parent-style-name="Standard">
      <style:paragraph-properties loext:contextual-spacing="false" fo:margin-left="0.0102in" fo:margin-right="0.002in" fo:margin-top="0.1811in" fo:margin-bottom="0in" fo:line-height="100%" fo:text-align="justify" style:justify-single-word="false" fo:keep-together="auto" fo:orphans="0" fo:widows="0" fo:text-indent="0.0016in" style:auto-text-indent="false" fo:break-before="auto" fo:break-after="auto" fo:padding="0in" fo:border="none" fo:keep-with-next="auto"/>
    </style:style>
    <style:style style:name="P37" style:family="paragraph" style:parent-style-name="Standard">
      <style:paragraph-properties loext:contextual-spacing="false" fo:margin-left="0.0102in" fo:margin-right="0.002in" fo:margin-top="0.0047in" fo:margin-bottom="0in" fo:line-height="100%" fo:text-align="justify" style:justify-single-word="false" fo:keep-together="auto" fo:orphans="0" fo:widows="0" fo:text-indent="0.25in" style:auto-text-indent="false" fo:break-before="auto" fo:break-after="auto" fo:padding="0in" fo:border="none" fo:keep-with-next="auto"/>
    </style:style>
    <style:style style:name="P38" style:family="paragraph" style:parent-style-name="Standard">
      <style:paragraph-properties loext:contextual-spacing="false" fo:margin-left="0.0118in" fo:margin-right="0.0028in" fo:margin-top="0.0047in" fo:margin-bottom="0in" fo:line-height="100%" fo:text-align="justify" style:justify-single-word="false" fo:keep-together="auto" fo:orphans="0" fo:widows="0" fo:text-indent="0.2528in" style:auto-text-indent="false" fo:break-before="auto" fo:break-after="auto" fo:padding="0in" fo:border="none" fo:keep-with-next="auto"/>
    </style:style>
    <style:style style:name="P39" style:family="paragraph" style:parent-style-name="Standard">
      <style:paragraph-properties loext:contextual-spacing="false" fo:margin-left="0.2681in" fo:margin-right="0.5047in" fo:margin-top="0.0791in" fo:margin-bottom="0in" fo:line-height="99%"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loext:contextual-spacing="false" fo:margin-left="0.2681in" fo:margin-right="0.0028in" fo:margin-top="0.0043in" fo:margin-bottom="0in" fo:line-height="99%"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loext:contextual-spacing="false" fo:margin-left="0.011in" fo:margin-right="0.0028in" fo:margin-top="0.1453in" fo:margin-bottom="0in" fo:line-height="99%" fo:text-align="justify" style:justify-single-word="false" fo:keep-together="auto" fo:orphans="0" fo:widows="0" fo:text-indent="0.0008in" style:auto-text-indent="false" fo:break-before="auto" fo:break-after="auto" fo:padding="0in" fo:border="none" fo:keep-with-next="auto"/>
    </style:style>
    <style:style style:name="P42" style:family="paragraph" style:parent-style-name="Standard">
      <style:paragraph-properties loext:contextual-spacing="false" fo:margin-left="0.0165in" fo:margin-right="0.0028in" fo:margin-top="0.1453in" fo:margin-bottom="0in" fo:line-height="91%" fo:text-align="start" style:justify-single-word="false" fo:keep-together="auto" fo:orphans="0" fo:widows="0" fo:text-indent="-0.0043in" style:auto-text-indent="false" fo:break-before="auto" fo:break-after="auto" fo:padding="0in" fo:border="none" fo:keep-with-next="auto"/>
    </style:style>
    <style:style style:name="P43" style:family="paragraph" style:parent-style-name="Standard">
      <style:paragraph-properties loext:contextual-spacing="false" fo:margin-left="0.1217in" fo:margin-right="0in" fo:margin-top="0.1591in" fo:margin-bottom="0in"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loext:contextual-spacing="false" fo:margin-left="0.0118in" fo:margin-right="0.002in" fo:margin-top="0in" fo:margin-bottom="0in" fo:line-height="104%" fo:text-align="justify" style:justify-single-word="false" fo:keep-together="auto" fo:orphans="0" fo:widows="0" fo:text-indent="0.0028in" style:auto-text-indent="false" fo:break-before="auto" fo:break-after="auto" fo:padding="0in" fo:border="none" fo:keep-with-next="auto"/>
    </style:style>
    <style:style style:name="P45" style:family="paragraph" style:parent-style-name="Standard">
      <style:paragraph-properties loext:contextual-spacing="false" fo:margin-left="0.0102in" fo:margin-right="0.0028in" fo:margin-top="0.2272in" fo:margin-bottom="0in" fo:line-height="104%" fo:text-align="justify" style:justify-single-word="false" fo:keep-together="auto" fo:orphans="0" fo:widows="0" fo:text-indent="0.0043in" style:auto-text-indent="false" fo:break-before="auto" fo:break-after="auto" fo:padding="0in" fo:border="none" fo:keep-with-next="auto"/>
    </style:style>
    <style:style style:name="P46" style:family="paragraph" style:parent-style-name="Standard">
      <style:paragraph-properties loext:contextual-spacing="false" fo:margin-left="0.0134in" fo:margin-right="0.0028in" fo:margin-top="0.2272in" fo:margin-bottom="0in" fo:line-height="104%" fo:text-align="justify" style:justify-single-word="false" fo:keep-together="auto" fo:orphans="0" fo:widows="0" fo:text-indent="-0.0008in" style:auto-text-indent="false" fo:break-before="auto" fo:break-after="auto" fo:padding="0in" fo:border="none" fo:keep-with-next="auto"/>
    </style:style>
    <style:style style:name="P47" style:family="paragraph" style:parent-style-name="Standard">
      <style:paragraph-properties loext:contextual-spacing="false" fo:margin-left="0.011in" fo:margin-right="0.0028in" fo:margin-top="0.0055in" fo:margin-bottom="0in" fo:line-height="104%"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48" style:family="paragraph" style:parent-style-name="Standard">
      <style:paragraph-properties loext:contextual-spacing="false" fo:margin-left="0.0126in" fo:margin-right="0.0028in" fo:margin-top="0.0043in" fo:margin-bottom="0in" fo:line-height="100%" fo:text-align="justify" style:justify-single-word="false" fo:keep-together="auto" fo:orphans="0" fo:widows="0" fo:text-indent="0.248in" style:auto-text-indent="false" fo:break-before="auto" fo:break-after="auto" fo:padding="0in" fo:border="none" fo:keep-with-next="auto"/>
    </style:style>
    <style:style style:name="P49" style:family="paragraph" style:parent-style-name="Standard">
      <style:paragraph-properties loext:contextual-spacing="false" fo:margin-left="0.2681in" fo:margin-right="0in" fo:margin-top="0.0874in" fo:margin-bottom="0in" fo:line-height="100%"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loext:contextual-spacing="false" fo:margin-left="0.2681in" fo:margin-right="0in" fo:margin-top="0.0043in" fo:margin-bottom="0in"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loext:contextual-spacing="false" fo:margin-left="0.2681in" fo:margin-right="0.2811in" fo:margin-top="0.0043in" fo:margin-bottom="0in" fo:line-height="100%"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loext:contextual-spacing="false" fo:margin-left="0.3083in" fo:margin-right="0.0028in" fo:margin-top="0.1717in" fo:margin-bottom="0in" fo:line-height="103%" fo:text-align="start" style:justify-single-word="false" fo:keep-together="auto" fo:orphans="0" fo:widows="0" fo:text-indent="-0.2327in" style:auto-text-indent="false" fo:break-before="auto" fo:break-after="auto" fo:padding="0in" fo:border="none" fo:keep-with-next="auto"/>
    </style:style>
    <style:style style:name="P53" style:family="paragraph" style:parent-style-name="Standard">
      <style:paragraph-properties loext:contextual-spacing="false" fo:margin-left="0.3063in" fo:margin-right="0.0035in" fo:margin-top="0.0043in" fo:margin-bottom="0in" fo:line-height="103%" fo:text-align="start" style:justify-single-word="false" fo:keep-together="auto" fo:orphans="0" fo:widows="0" fo:text-indent="-0.2307in" style:auto-text-indent="false" fo:break-before="auto" fo:break-after="auto" fo:padding="0in" fo:border="none" fo:keep-with-next="auto"/>
    </style:style>
    <style:style style:name="P54" style:family="paragraph" style:parent-style-name="Standard">
      <style:paragraph-properties loext:contextual-spacing="false" fo:margin-left="0.3063in" fo:margin-right="0.0028in" fo:margin-top="0.0043in" fo:margin-bottom="0in" fo:line-height="103%" fo:text-align="start" style:justify-single-word="false" fo:keep-together="auto" fo:orphans="0" fo:widows="0" fo:text-indent="-0.2307in" style:auto-text-indent="false" fo:break-before="auto" fo:break-after="auto" fo:padding="0in" fo:border="none" fo:keep-with-next="auto"/>
    </style:style>
    <style:style style:name="P55" style:family="paragraph" style:parent-style-name="Standard">
      <style:paragraph-properties loext:contextual-spacing="false" fo:margin-left="0.0752in" fo:margin-right="0.0028in" fo:margin-top="0in" fo:margin-bottom="0in" fo:line-height="103%"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master-page-name="Standard">
      <style:paragraph-properties loext:contextual-spacing="false" fo:margin-left="0.3217in" fo:margin-right="0.311in" fo:margin-top="0in" fo:margin-bottom="0in" fo:line-height="100%" fo:text-align="center" style:justify-single-word="false" fo:keep-together="auto" fo:orphans="0" fo:widows="0" fo:text-indent="0in" style:auto-text-indent="false" style:page-number="1" fo:break-before="auto" fo:break-after="auto" fo:padding="0in" fo:border="none" fo:keep-with-next="auto"/>
    </style:style>
    <style:style style:name="P57" style:family="paragraph" style:parent-style-name="Standard">
      <style:paragraph-properties loext:contextual-spacing="false" fo:margin-left="0in" fo:margin-right="0in" fo:margin-top="0.1472in" fo:margin-bottom="0in"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58" style:family="paragraph" style:parent-style-name="Standard">
      <style:paragraph-properties loext:contextual-spacing="false" fo:margin-left="0.0126in" fo:margin-right="0in" fo:margin-top="0.5189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59" style:family="paragraph" style:parent-style-name="Standard">
      <style:paragraph-properties loext:contextual-spacing="false" fo:margin-left="0.0126in" fo:margin-right="0in" fo:margin-top="0.3382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0" style:family="paragraph" style:parent-style-name="Standard">
      <style:paragraph-properties loext:contextual-spacing="false" fo:margin-left="0.0118in" fo:margin-right="0.002in" fo:margin-top="0.0047in" fo:margin-bottom="0in" fo:line-height="101%" fo:text-align="justify" style:justify-single-word="false" fo:keep-together="auto" fo:orphans="0" fo:widows="0" fo:text-indent="0.2516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1" style:family="paragraph" style:parent-style-name="Standard">
      <style:paragraph-properties loext:contextual-spacing="false" fo:margin-left="0.0102in" fo:margin-right="0.0028in" fo:margin-top="0.0047in" fo:margin-bottom="0in" fo:line-height="101%" fo:text-align="justify"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2" style:family="paragraph" style:parent-style-name="Standard">
      <style:paragraph-properties loext:contextual-spacing="false" fo:margin-left="0.0118in" fo:margin-right="0.0028in" fo:margin-top="0.0047in" fo:margin-bottom="0in" fo:line-height="100%" fo:text-align="justify" style:justify-single-word="false" fo:keep-together="auto" fo:orphans="0" fo:widows="0" fo:text-indent="0.2484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3" style:family="paragraph" style:parent-style-name="Standard">
      <style:paragraph-properties loext:contextual-spacing="false" fo:margin-left="0.0118in" fo:margin-right="0.0028in" fo:margin-top="0.0882in" fo:margin-bottom="0in" fo:line-height="100%" fo:text-align="justify" style:justify-single-word="false" fo:keep-together="auto" fo:orphans="0" fo:widows="0" fo:text-indent="0.2484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4" style:family="paragraph" style:parent-style-name="Standard">
      <style:paragraph-properties loext:contextual-spacing="false" fo:margin-left="0.0134in" fo:margin-right="0.0028in" fo:margin-top="0.0043in" fo:margin-bottom="0in" fo:line-height="100%" fo:text-align="justify" style:justify-single-word="false" fo:keep-together="auto" fo:orphans="0" fo:widows="0"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5" style:family="paragraph" style:parent-style-name="Standard">
      <style:paragraph-properties loext:contextual-spacing="false" fo:margin-left="0.0134in" fo:margin-right="0.0028in" fo:margin-top="0in" fo:margin-bottom="0in" fo:line-height="100%" fo:text-align="start" style:justify-single-word="false" fo:keep-together="auto" fo:orphans="0" fo:widows="0"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6" style:family="paragraph" style:parent-style-name="Standard">
      <style:paragraph-properties loext:contextual-spacing="false" fo:margin-left="0.0189in" fo:margin-right="0in" fo:margin-top="0.3453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7" style:family="paragraph" style:parent-style-name="Standard">
      <style:paragraph-properties loext:contextual-spacing="false" fo:margin-left="0.0118in" fo:margin-right="0.0028in" fo:margin-top="0.1807in" fo:margin-bottom="0in"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8" style:family="paragraph" style:parent-style-name="Standard">
      <style:paragraph-properties loext:contextual-spacing="false" fo:margin-left="0.0118in" fo:margin-right="0.0091in" fo:margin-top="0.0043in" fo:margin-bottom="0in" fo:line-height="100%" fo:text-align="start" style:justify-single-word="false" fo:keep-together="auto" fo:orphans="0" fo:widows="0" fo:text-indent="0.249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69" style:family="paragraph" style:parent-style-name="Standard">
      <style:paragraph-properties loext:contextual-spacing="false" fo:margin-left="0.0165in" fo:margin-right="0in" fo:margin-top="0.1791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70" style:family="paragraph" style:parent-style-name="Standard">
      <style:paragraph-properties loext:contextual-spacing="false" fo:margin-left="0.0165in" fo:margin-right="0in" fo:margin-top="0.2398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71" style:family="paragraph" style:parent-style-name="Standard">
      <style:paragraph-properties loext:contextual-spacing="false" fo:margin-left="0.0165in" fo:margin-right="0in" fo:margin-top="0in" fo:margin-bottom="0in" fo:line-height="100%" fo:text-align="start" style:justify-single-word="false" fo:orphans="0" fo:widows="0" fo:text-indent="0in" style:auto-text-indent="false" fo:padding="0in" fo:border="none"/>
    </style:style>
    <style:style style:name="P72" style:family="paragraph" style:parent-style-name="Standard">
      <style:paragraph-properties loext:contextual-spacing="false" fo:margin-left="0.0165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paragraph-properties loext:contextual-spacing="false" fo:margin-left="0.0102in" fo:margin-right="0.0028in" fo:margin-top="0.1807in" fo:margin-bottom="0in" fo:line-height="100%" fo:text-align="start" style:justify-single-word="false" fo:keep-together="auto" fo:orphans="0" fo:widows="0" fo:text-indent="0.0035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4" style:family="paragraph" style:parent-style-name="Standard">
      <style:paragraph-properties loext:contextual-spacing="false" fo:margin-left="0.0138in" fo:margin-right="0.0028in" fo:margin-top="0in" fo:margin-bottom="0in" fo:line-height="106%"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5" style:family="paragraph" style:parent-style-name="Standard">
      <style:paragraph-properties loext:contextual-spacing="false" fo:margin-left="0.0118in" fo:margin-right="0.0028in" fo:margin-top="0.0063in" fo:margin-bottom="0in" fo:line-height="106%" fo:text-align="justify" style:justify-single-word="false" fo:keep-together="auto" fo:orphans="0" fo:widows="0" fo:text-indent="0.249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6" style:family="paragraph" style:parent-style-name="Standard">
      <style:paragraph-properties loext:contextual-spacing="false" fo:margin-left="0.0102in" fo:margin-right="0.0028in" fo:margin-top="0.0063in" fo:margin-bottom="0in" fo:line-height="106%" fo:text-align="justify" style:justify-single-word="false" fo:keep-together="auto" fo:orphans="0" fo:widows="0" fo:text-indent="0.249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7"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49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8" style:family="paragraph" style:parent-style-name="Standard">
      <style:paragraph-properties loext:contextual-spacing="false" fo:margin-left="0.0118in" fo:margin-right="0.0028in" fo:margin-top="0.0063in" fo:margin-bottom="0in" fo:line-height="106%" fo:text-align="justify" style:justify-single-word="false" fo:keep-together="auto" fo:orphans="0" fo:widows="0"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79" style:family="paragraph" style:parent-style-name="Standard">
      <style:paragraph-properties loext:contextual-spacing="false" fo:margin-left="0.0118in" fo:margin-right="-0.0035in" fo:margin-top="0.0063in" fo:margin-bottom="0in" fo:line-height="106%" fo:text-align="start" style:justify-single-word="false" fo:keep-together="auto" fo:orphans="0" fo:widows="0" fo:text-indent="0.247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80"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508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81" style:family="paragraph" style:parent-style-name="Standard">
      <style:paragraph-properties loext:contextual-spacing="false" fo:margin-left="0.0118in" fo:margin-right="0in" fo:margin-top="0.1728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82" style:family="paragraph" style:parent-style-name="Standard">
      <style:paragraph-properties loext:contextual-spacing="false" fo:margin-left="0.0118in" fo:margin-right="0in" fo:margin-top="0.1835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83" style:family="paragraph" style:parent-style-name="Standard">
      <style:paragraph-properties loext:contextual-spacing="false" fo:margin-left="0.0102in" fo:margin-right="0.0028in" fo:margin-top="0.0043in" fo:margin-bottom="0in" fo:line-height="100%" fo:text-align="justify" style:justify-single-word="false" fo:keep-together="auto" fo:orphans="0" fo:widows="0" fo:text-indent="0.252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84" style:family="paragraph" style:parent-style-name="Standard">
      <style:paragraph-properties loext:contextual-spacing="false" fo:margin-left="0.0102in" fo:margin-right="0.0028in" fo:margin-top="0.1811in" fo:margin-bottom="0in" fo:line-height="100%" fo:text-align="justify" style:justify-single-word="false" fo:keep-together="auto" fo:orphans="0" fo:widows="0" fo:text-indent="0.0016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85" style:family="paragraph" style:parent-style-name="Standard">
      <style:paragraph-properties loext:contextual-spacing="false" fo:margin-left="0.0102in" fo:margin-right="0.002in" fo:margin-top="0.0043in" fo:margin-bottom="0in" fo:line-height="99%" fo:text-align="justify"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86" style:family="paragraph" style:parent-style-name="Standard">
      <style:paragraph-properties loext:contextual-spacing="false" fo:margin-left="0.0098in" fo:margin-right="0in" fo:margin-top="0.1457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87" style:family="paragraph" style:parent-style-name="Standard">
      <style:paragraph-properties loext:contextual-spacing="false" fo:margin-left="0.0098in" fo:margin-right="0in" fo:margin-top="0.2201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88" style:family="paragraph" style:parent-style-name="Standard">
      <style:paragraph-properties loext:contextual-spacing="false" fo:margin-left="0.0098in" fo:margin-right="0in" fo:margin-top="0.2209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89" style:family="paragraph" style:parent-style-name="Standard">
      <style:paragraph-properties loext:contextual-spacing="false" fo:margin-left="0.0098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P90" style:family="paragraph" style:parent-style-name="Standard">
      <style:paragraph-properties loext:contextual-spacing="false" fo:margin-left="0.0102in" fo:margin-right="0.0028in" fo:margin-top="0.2272in" fo:margin-bottom="0in" fo:line-height="104%" fo:text-align="justify" style:justify-single-word="false" fo:keep-together="auto" fo:orphans="0" fo:widows="0" fo:text-indent="0.0008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91" style:family="paragraph" style:parent-style-name="Standard">
      <style:paragraph-properties loext:contextual-spacing="false" fo:margin-left="0.0134in" fo:margin-right="0in" fo:margin-top="0.3374in" fo:margin-bottom="0in"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92" style:family="paragraph" style:parent-style-name="Standard" style:master-page-name="">
      <style:paragraph-properties loext:contextual-spacing="false" fo:margin-left="0in" fo:margin-right="0in" fo:margin-top="0.2035in" fo:margin-bottom="0in" fo:line-height="100%" fo:text-align="justify" style:justify-single-word="false" fo:keep-together="auto" fo:orphans="0" fo:widows="0" fo:text-indent="0.189in" style:auto-text-indent="false" style:page-number="auto" fo:break-before="auto" fo:break-after="auto" fo:padding="0in" fo:border="none" fo:keep-with-next="auto"/>
    </style:style>
    <style:style style:name="P93" style:family="paragraph" style:parent-style-name="Standard" style:master-page-name="">
      <style:paragraph-properties loext:contextual-spacing="false" fo:margin-left="0.0118in" fo:margin-right="0.0028in" fo:margin-top="0.1929in" fo:margin-bottom="0in" fo:line-height="101%" fo:text-align="justify" style:justify-single-word="false" fo:keep-together="auto" fo:orphans="0" fo:widows="0" fo:text-indent="0.1953in" style:auto-text-indent="false" style:page-number="auto" fo:break-before="auto" fo:break-after="auto" fo:padding="0in" fo:border="none" fo:keep-with-next="auto"/>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1" style:family="text">
      <style:text-properties fo:font-size="20.5pt" style:font-size-asian="20.5pt" style:font-size-complex="20.5pt"/>
    </style:style>
    <style:style style:name="T2" style:family="text">
      <style:text-properties fo:font-variant="normal" fo:text-transform="none" fo:color="#000000" style:text-line-through-style="none" style:text-position="0% 100%" style:font-name="Arial" fo:font-size="20.5pt" fo:font-style="normal" style:text-underline-style="none" fo:font-weight="normal" style:font-name-asian="Arial1" style:font-size-asian="20.5pt" style:font-style-asian="normal" style:font-weight-asian="normal" style:font-name-complex="Arial1" style:font-size-complex="20.5pt"/>
    </style:style>
    <style:style style:name="T3" style:family="text">
      <style:text-properties fo:font-variant="normal" fo:text-transform="none" fo:color="#000000" style:text-line-through-styl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4" style:family="text">
      <style:text-properties fo:font-variant="normal" fo:text-transform="none" fo:color="#000000" style:text-line-through-style="none" style:text-position="0% 100%"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T5" style:family="text">
      <style:text-properties fo:font-variant="normal" fo:text-transform="none" fo:color="#000000" style:text-line-through-style="none" style:text-position="0% 100%" style:font-name="Arial" fo:font-size="7.5pt" fo:font-style="normal" style:text-underline-style="none" fo:font-weight="normal" style:font-name-asian="Arial1" style:font-size-asian="7.5pt" style:font-style-asian="normal" style:font-weight-asian="normal" style:font-name-complex="Arial1" style:font-size-complex="7.5pt"/>
    </style:style>
    <style:style style:name="T6" style:family="text">
      <style:text-properties fo:font-variant="normal" fo:text-transform="none" fo:color="#000000" style:text-line-through-style="none" style:text-position="0% 100%" style:font-name="Arial" fo:font-size="7.5pt" fo:font-style="normal" style:text-underline-style="none" fo:font-weight="normal" style:font-name-asian="Arial1" style:font-size-asian="7.5pt" style:font-style-asian="normal" style:font-weight-asian="normal" style:font-name-complex="Arial1" style:font-size-complex="7.5pt"/>
    </style:style>
    <style:style style:name="T7" style:family="text">
      <style:text-properties fo:font-variant="normal" fo:text-transform="none" fo:color="#000000" style:text-line-through-style="none" style:text-position="0% 100%" style:font-name="Arial" fo:font-size="7.5pt" fo:font-style="normal" style:text-underline-style="none" fo:font-weight="normal" style:font-name-asian="Arial1" style:font-size-asian="7.5pt" style:font-style-asian="normal" style:font-weight-asian="normal" style:font-name-complex="Arial1" style:font-size-complex="7.5pt"/>
    </style:style>
    <style:style style:name="T8" style:family="text">
      <style:text-properties fo:font-variant="normal" fo:text-transform="none" fo:color="#000000" style:text-line-through-style="none" style:text-position="0% 100%" style:font-name="Arial" fo:font-size="7.5pt" fo:font-style="italic" style:text-underline-style="none" fo:font-weight="normal" style:font-name-asian="Arial1" style:font-size-asian="7.5pt" style:font-style-asian="italic" style:font-weight-asian="normal" style:font-name-complex="Arial1" style:font-size-complex="7.5pt"/>
    </style:style>
    <style:style style:name="T9" style:family="text">
      <style:text-properties fo:font-variant="normal" fo:text-transform="none" fo:color="#000000" style:text-line-through-style="none" style:text-position="super 58%"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10" style:family="text">
      <style:text-properties fo:font-variant="normal" fo:text-transform="none" fo:color="#000000" style:text-line-through-styl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size="7.5pt" style:font-size-asian="7.5pt" style:font-size-complex="7.5pt"/>
    </style:style>
    <style:style style:name="T12" style:family="text">
      <style:text-properties fo:font-size="7.5pt" style:font-size-asian="7.5pt" style:font-size-complex="7.5pt"/>
    </style:style>
    <style:style style:name="T13" style:family="text">
      <style:text-properties fo:font-size="7.5pt" style:font-size-asian="7.5pt" style:font-size-complex="7.5pt"/>
    </style:style>
    <style:style style:name="T14" style:family="text">
      <style:text-properties fo:font-size="9.5pt" style:font-size-asian="9.5pt" style:font-size-complex="9.5pt"/>
    </style:style>
    <style:style style:name="T15" style:family="text">
      <style:text-properties fo:font-size="9.5pt" fo:font-style="italic" style:font-size-asian="9.5pt" style:font-style-asian="italic" style:font-size-complex="9.5pt"/>
    </style:style>
    <style:style style:name="T16" style:family="text">
      <style:text-properties style:text-position="super 58%"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Balanced Dollar</text:span><text:span text:style-name="T2">: The best of all worlds </text:span><text:span text:style-name="T1">proof of work</text:span><text:span text:style-name="T2"> masternode Stable Cryptocurrency </text:span></text:p>
      <text:p text:style-name="P57">Version 1.0 </text:p>
      <text:p text:style-name="P92"><text:span text:style-name="T5">Abstract. We present a “best of all worlds” cryptocurrency targeting the existing </text:span><text:span text:style-name="T5">mining community whilst offering practical, everyday features to benefit miners and users alike. Features are cherry-picked from existing currencies and implemented with </text:span><text:span text:style-name="T11">optimized</text:span><text:span text:style-name="T5"> parameters to provide a cheap, fast and stable, general-use blockchain. The </text:span><text:span text:style-name="T11">ICO </text:span><text:span text:style-name="T5">model is used to </text:span><text:span text:style-name="T11">realize</text:span><text:span text:style-name="T5"> initial monetary distribution, using a popular, mature and well-maintained currency to provide the donor ledger, in order to encourage user uptake and provide for liquidity in the marketplace. Some best </text:span><text:span text:style-name="T5">practices regarding the </text:span><text:span text:style-name="T11">ICO </text:span><text:span text:style-name="T5">model are considered and explored. </text:span></text:p>
      <text:p text:style-name="P1"><text:span text:style-name="T5">Keywords. electronic currencies, cryptocurrency, blockchain, peer-to-peer, </text:span><text:span text:style-name="T11">ICO</text:span></text:p>
      <text:p text:style-name="P58">Introduction </text:p>
      <text:p text:style-name="P93">Cryptocurrencies require a strong and engaged mining community in order to secure the network and validate the blockchain. In addition, they require a highly engaged user community to drive adoption and public presence. </text:p>
      <text:p text:style-name="P60">On a cryptocurrency network, miners are not motivated solely by altruism; they mine to generate revenue and cover the set up and running costs of the mining process. As digital currencies are still a nascent technology, speculation is rife, driving significant market volatility. Miners are therefore liable to shift their mining power to whichever asset will yield the highest returns for their efforts. </text:p>
      <text:p text:style-name="P61">A successful currency should be able to respond, therefore, to rapid and significant changes (frequently several orders of magnitude or more [1]) to the total network hashing rate provided by the miners. </text:p>
      <text:p text:style-name="P6"><text:span text:style-name="T3">In the blockchain community at large (taking into account the many and varied permutations on the central ideas laid down originally by </text:span><text:span text:style-name="T4">Satoshi Nakamoto</text:span><text:span text:style-name="T3">[2]) mining power is becoming more </text:span><text:span text:style-name="T14">specialized</text:span><text:span text:style-name="T3">, via the use of differing Proof-of-Work (PoW) algorithms </text:span><text:span text:style-name="T14">favoring</text:span><text:span text:style-name="T3"> certain hardware configurations. </text:span></text:p>
      <text:p text:style-name="P8"><text:span text:style-name="T3">Nevertheless, there exists a considerable wealth of mining capability directed to one algorithm in particular: </text:span><text:span text:style-name="T14">X11</text:span><text:span text:style-name="T3">. This is perhaps not surprising, as it is the PoW algorithm favored by </text:span><text:span text:style-name="T14">Dashpay</text:span><text:span text:style-name="T3">, </text:span><text:span text:style-name="T14">popular</text:span><text:span text:style-name="T3"> in the cryptocurrency world, eclipsing the other “alt-coins” in both unit value and total market </text:span><text:span text:style-name="T14">capitalization</text:span><text:span text:style-name="T3">. </text:span></text:p>
      <text:p text:style-name="P12"/>
      <text:p text:style-name="P9"><text:span text:style-name="T3">Using market capitalisation as a measure, there are other demonstrably successful </text:span><text:span text:style-name="T14">X11 </text:span><text:span text:style-name="T3">based coins, most notably, </text:span><text:span text:style-name="T14">Dashpay</text:span><text:span text:style-name="T3">. However, these currencies are </text:span><text:span text:style-name="T14">characterized</text:span><text:span text:style-name="T3"> by comparatively slow block times and high transaction fees which are ideal neither for miners nor users of the network. </text:span></text:p>
      <text:p text:style-name="P13"><text:span text:style-name="T3">We believe that the more significant and interesting aspects of this innovation have been overlooked due to the specific circumstances of the first widely known and </text:span><text:span text:style-name="T14">publicized</text:span><text:span text:style-name="T3"> instance, the fork of Bitcoin Cash from Bitcoin. </text:span></text:p>
      <text:p text:style-name="P62"><text:soft-page-break/>This particular fork was marred by political infighting, and arose from philosophical differences over the direction of the development process, eventually culminating in a split of the development team, a hard-fork of the currency and the new currency challenging the parent for legitimacy and supremacy in the marketplace. </text:p>
      <text:p text:style-name="P14"><text:span text:style-name="T3">We do not believe this process will be typical of many future </text:span><text:span text:style-name="T14">ICOs </text:span><text:span text:style-name="T3">and in fact we believe that the more interesting utility of an </text:span><text:span text:style-name="T14">ICO </text:span><text:span text:style-name="T3">is its use as a means of initial distribution of financial liquidity in a newly launched cryptocurrency. </text:span></text:p>
      <text:p text:style-name="P64">The problem of initial distribution in a new digital currency has been traditionally addressed either through the use of ICOs or via “Airdrops”, both of which have significant drawbacks, when it comes to both fairness and the extent of distribution. </text:p>
      <text:p text:style-name="P15"><text:span text:style-name="T3">Keeping in mind that blockchain fragmentation is good for the security and utility of broader cryptocurrency, in the same way that genetic variation is vital for a healthy biological population, we will argue that </text:span><text:span text:style-name="T14">ICO</text:span><text:span text:style-name="T3">s are superior to the other methods of initial financial distribution, whilst presenting our coin, </text:span><text:span text:style-name="T14">Balanced Dollar</text:span><text:span text:style-name="T3">, as an exemplar implementation uniquely suited to the particular challenges of an Initial </text:span><text:span text:style-name="T14">Coin</text:span><text:span text:style-name="T3"> Offering. </text:span></text:p>
      <text:p text:style-name="P16"><text:span text:style-name="T3">With a wide and ready pool of mining power to tap, state-of-the-art difficulty adjustment to react to network hash dynamics, a mature and fair distribution, and a modern feature set, tuned to everyday use with fast transactions and low fees we are confident that the </text:span><text:span text:style-name="T14">legitimacy</text:span><text:span text:style-name="T3"> of our ideas, will be borne out by success in the wider market. </text:span></text:p>
      <text:p text:style-name="P17"><text:span text:style-name="T3">With a view to the future, our team focused and motivated to use this platform to continue to deliver universal, utilitarian innovations in cryptocurrency to demonstrate and </text:span><text:span text:style-name="T14">realize</text:span><text:span text:style-name="T3"> its significant potential and use. </text:span></text:p>
      <text:p text:style-name="P66">1. Initial Currency Distribution in New Cryptocurrencies </text:p>
      <text:p text:style-name="P67">In order for a currency to be spendable, there needs to exist some method of distributing it into the hands of potential users. It stands to reason that a currency with a wide and varied distribution, is likely to see more usage than a currency with a narrow or flat distribution, by the simple fact that more people are able to spend it. </text:p>
      <text:p text:style-name="P68">How then to achieve this initial distribution of finances in the context of a new cryptocurrency launch? A few strategies have so far manifested. </text:p>
      <text:p text:style-name="P69">1.1. Airdrop </text:p>
      <text:p text:style-name="P73">Often funded or accompanied by an initial private mining of the cryptocurrency before release to the wider public (a “pre-mine”), airdrops serve to merely deposit the currency</text:p>
      <text:p text:style-name="P74">into the wallets of interested parties from some central reserve on a basis that is, though different from coin to coin, inherently arbitrary. </text:p>
      <text:p text:style-name="P75">This presents some problems with respect to both the fairness, and extent of the distribution achieved. The supposed fairness of any airdrop distribution obviously varies dependent upon the exact conditions of any particular instance, however, they are certainly susceptible to the whims of human corruption due to the arbitrary nature of the distribution. </text:p>
      <text:p text:style-name="P10"><text:soft-page-break/><text:span text:style-name="T3">They are frequently distributed on a first come, first served basis and this approach naturally </text:span><text:span text:style-name="T14">favors</text:span><text:span text:style-name="T3"> those closely watching developments in the cryptocurrency sphere, and is also clearly subject to potential nepotism and corruption concerns. </text:span></text:p>
      <text:p text:style-name="P76">Furthermore, the width of such a distribution is, by its nature, limited only to those who become aware of the offering during the time in which it is active, and, dependent on other conditions and considerations surrounding the launch of such an offering (i.e., publicity, marketing, P.R., budget etc.), could be seen to limit the distribution quite considerably. </text:p>
      <text:p text:style-name="P75">Though airdrops can be considered somewhat risk free, as they do not require anyone to part with anything of value to participate, for the above reasons we believe their utility in distribution of financial equity in a new currency offering to be questionable. </text:p>
      <text:p text:style-name="P70">1.2. ICO </text:p>
      <text:p text:style-name="P19"><text:span text:style-name="T3">Initial Coin Offerings or ICOs have garnered some wider press coverage and controversy of late with several well </text:span><text:span text:style-name="T14">publicized</text:span><text:span text:style-name="T3"> examples seemingly only existing to serve as subterfuge, with disappearing development teams and lost investments commonplace ([3], [4], [5]). </text:span></text:p>
      <text:p text:style-name="P78">We believe that ICOs are a flawed proposition, suffering from some of the same drawbacks that can plague crowd-funding offerings, but exacerbated and magnified by the vast sums of money involved, and the ethereal nature of the product offering. </text:p>
      <text:p text:style-name="P3"><text:span text:style-name="T3">The most notable drawback is that a potential participator is required to deposit funds </text:span><text:span text:style-name="T4">before </text:span><text:span text:style-name="T3">the delivery of the expected value, product or service, and is required to place a great deal of trust and confidence in the team behind the offering. Naturally, this is open to exploitation. </text:span></text:p>
      <text:p text:style-name="P25"><text:span text:style-name="T3">ICOs also suffer from similar problems with fairness and distribution extent that airdrops do. Whilst their distribution is certainly less arbitrary, the width is again limited to those who are able to leverage the necessary funds to participate. How that affects the perceived fairness is a matter of opinion, however, the distribution is also limited in the same way as airdrops, in that one has to be aware of the offering </text:span><text:span text:style-name="T4">during the offering period </text:span><text:span text:style-name="T3">in order to participate. </text:span></text:p>
      <text:p text:style-name="P18"><text:span text:style-name="T3">We are not arguing that ICOs have no utility, or that there are no legitimate Initial Coin Offerings, but rather, that they must be approached with caution and careful consideration and that the necessary due diligence and research must be performed in order to </text:span><text:span text:style-name="T14">minimize</text:span><text:span text:style-name="T3"> risk exposure. </text:span></text:p>
      <text:p text:style-name="P79">Whilst potentially useful then, we consider ICOs to be a sub-optimal method of initial distribution of financial capital for a cryptocurrency launch.</text:p>
      <text:p text:style-name="P72"><text:span text:style-name="T4"/></text:p>
      <text:p text:style-name="P71"><text:span text:style-name="T4">1.3. </text:span><text:span text:style-name="T15">IFO </text:span></text:p>
      <text:p text:style-name="P23"><text:span text:style-name="T3">Initial Forked Offerings or </text:span><text:span text:style-name="T14">IFOs </text:span><text:span text:style-name="T3">(“hard forks”) are a more recent trend in new currency offerings. They seek to exploit an existing transaction ledger (i.e., the block chain) in order to provide the initial distribution of a new currency. </text:span></text:p>
      <text:p text:style-name="P80">In this way, fairness can be proven and guaranteed by the technology, as only <text:soft-page-break/>the people with correct keys on the old network can access and redeem the funds on the new network. The developers and controllers of the coin can in no way be accused of being able to unduly affect the distribution of the currency. </text:p>
      <text:p text:style-name="P26"><text:span text:style-name="T3">With this method, potential participants need not even be aware of the </text:span><text:span text:style-name="T14">ICO</text:span><text:span text:style-name="T3"> at the time of launch</text:span><text:span text:style-name="T16"> </text:span><text:span text:style-name="T3">as the funds remain locked to those private keys in perpetuity. It is merely necessary that they have funds on the old network at the time of the </text:span><text:span text:style-name="T4">fork block</text:span><text:span text:style-name="T3">, the block at which old ledger and new ledger begin to diverge. Claims can be made retrospectively, (in principle at any time after the fork) as long as the control of the private keys is kept. </text:span></text:p>
      <text:p text:style-name="P11"><text:span text:style-name="T3">Depending on the donor ledger chosen, an </text:span><text:span text:style-name="T14">IFO</text:span><text:span text:style-name="T3"> can provide for a wide and varied initial currency distribution, with potentially many years of previous transaction history serving to apportion the currency amongst the users. </text:span></text:p>
      <text:p text:style-name="P77">Naturally, this solution is not perfect. In the same way that distribution is limited though awareness in the previous two discussed alternatives, it is limited here through the requirement to hold funds on the donor ledger. However, it is limited to an arguably lesser extent, as many potential donor currencies enjoy wide uptake by the general public. </text:p>
      <text:p text:style-name="P27"><text:span text:style-name="T3">We find an </text:span><text:span text:style-name="T14">IFO</text:span><text:span text:style-name="T3"> to offer an unparalleled breadth of initial coin distribution when compared to other approaches, and consider this likely to drive community engagement and adoption. </text:span></text:p>
      <text:p text:style-name="P28"><text:span text:style-name="T3">Consequently, we consider </text:span><text:span text:style-name="T14">IFO</text:span><text:span text:style-name="T3">s to have considerable advantages with respect to fairness and distribution extent, over either ICOs or airdrops, and will therefore likely be a natural choice for new cryptocurrency launches in the future. </text:span></text:p>
      <text:p text:style-name="P59">2. Responding to network hash-rate dynamics </text:p>
      <text:p text:style-name="P81">2.1. Mining Mobility </text:p>
      <text:p text:style-name="P32"><text:span text:style-name="T3">In spite of the increasing diversity of Proof-of-Work algorithms in use in cryptocurrencies, networks are still susceptible to large swings in total network mining power (the </text:span><text:span text:style-name="T4">hash-rate </text:span><text:span text:style-name="T3">of the network). </text:span></text:p>
      <text:p text:style-name="P4"><text:span text:style-name="T3">These hash-rate dynamics are natural, as miners seek to </text:span><text:span text:style-name="T14">maximize</text:span><text:span text:style-name="T3"> their returns by validating transactions on the currency which will net them the largest financial incentive. Due to the speculation inherent in a nascent industry such as cryptocurrency, market volatility can be extreme, with this volatility reflected in the variance of network hash rates. </text:span></text:p>
      <text:p text:style-name="P83">Cryptocurrencies seek to maintain a generally consistent block time to guarantee performance of the network and this is achieved by the use of a mining difficulty, which dictates how hard or easy on average it is for a miner to perform the necessary computation to validate a block of new transactions on the chain. </text:p>
      <text:p text:style-name="P34"><text:span text:style-name="T9">2</text:span><text:span text:style-name="T5">being aware of the fork block in advance can confer an advantage, as then it is possible to purchase the donor ledger currency in advance, though this could be mitigated by choosing a fork block in the past.</text:span></text:p>
      <text:p text:style-name="P65">How, and at what frequency, this difficulty value is adjusted dictates how a given currency will respond to changes in total available hash power. </text:p>
      <text:p text:style-name="P29"><text:span text:style-name="T4">2.2. Difficulty </text:span><text:span text:style-name="T15">Retargeting</text:span><text:span text:style-name="T4"> </text:span></text:p>
      <text:p text:style-name="P84">The frequency with which difficulty is adjusted on a cryptocurrency network is an interesting configuration parameter. Too long between adjustments and the <text:soft-page-break/>network will be susceptible to short term swings in hash-rate overtly affecting the achieved block time. Too short a time, and (depending on the algorithm used) it is liable to constantly over adjust to small changes, resulting in an unstable difficulty, and unpredictable, cyclical block times and hence mining rewards. </text:p>
      <text:p text:style-name="P35"><text:span text:style-name="T3">Adjusting difficulty every 2016 blocks is common, as employed by Bitcoin, </text:span><text:span text:style-name="T14">Dashpay </text:span><text:span text:style-name="T3">and Bitcoin Cash</text:span><text:span text:style-name="T10">3</text:span><text:span text:style-name="T3">. With careful selection of the difficulty adjustment algorithm however, it is possible to re-target the difficulty every single block, maintaining both mean block time stability and rapid network responsiveness to changes in total hash power. This is the approach as taken within </text:span><text:span text:style-name="T14">Balanced Dollar</text:span><text:span text:style-name="T3">. </text:span></text:p>
      <text:p text:style-name="P82">2.3. Dark Gravity Wave </text:p>
      <text:p text:style-name="P36"><text:span text:style-name="T3">The algorithm we have chosen to adjust mining difficulty target in </text:span><text:span text:style-name="T14">Balanced Dollar</text:span><text:span text:style-name="T3">, is the popular and successful Dark Gravity Wave[6] algorithm <text:s/></text:span><text:span text:style-name="T14">conceptualized</text:span><text:span text:style-name="T3"> by Evan Duffield and implemented in the Dash currency. In brief, it acts as a critically damped harmonic oscillator to respond effectively to logarithmic scale changes in mining power over short periods, as well as roughly stable and constant hash-rates. </text:span></text:p>
      <text:p text:style-name="P24"><text:span text:style-name="T3">Dark Gravity Wave uses multiple exponential moving averages and a simple moving average to smoothly adjust the difficulty. This implementation resolves possible exploits in Kimoto Gravity Well, a related earlier work, by limiting the difficulty </text:span><text:span text:style-name="T14">retargeting</text:span><text:span text:style-name="T3"> to 3 times the 14 period EMA difficulty average. Our implementation of Dark Gravity Wave allows the difficulty to adjust upwards by 300% or downwards by 60% every block. </text:span></text:p>
      <text:p text:style-name="P37"><text:span text:style-name="T3">This was chosen to allow </text:span><text:span text:style-name="T14">Balanced Dollar</text:span><text:span text:style-name="T3"> to gracefully cope with the rapidly growing, potentially unstable and certainly unpredictable hash-rate dynamic of a new network undergoing community adoption, as well as to respond effectively to any future shifts in mining power from or to the network. </text:span></text:p>
      <text:p text:style-name="P30"><text:span text:style-name="T3">3. The </text:span><text:span text:style-name="T14">X11 </text:span><text:span text:style-name="T3">Niche &amp; Mining Power Availability </text:span></text:p>
      <text:p text:style-name="P20"><text:span text:style-name="T3">By following the adage </text:span><text:span text:style-name="T4">“What’s good for the miners, is good for the network” </text:span><text:span text:style-name="T3">we believe that there exists a significant opportunity, for a new </text:span><text:span text:style-name="T14">X11 </text:span><text:span text:style-name="T3">based coin, tuned for modern, everyday usage, and with a built in, mature, mining capacity. </text:span></text:p>
      <text:p text:style-name="P38"><text:span text:style-name="T3">Since </text:span><text:span text:style-name="T14">X11 </text:span><text:span text:style-name="T3">is used as the PoW in </text:span><text:span text:style-name="T14">Dashpay</text:span><text:span text:style-name="T3">, the most successful and widely adopted of the cryptocurrencies, large volumes of bespoke hardware tuned specifically to the purpose of </text:span><text:span text:style-name="T14">X11 </text:span><text:span text:style-name="T3">hashing exists. Iterative increases in the power of such hardware, initially via more powerful GPU-based mining farms but now entirely in the hands of ASIC developers, frequently render entire generations of mining systems obsolete by the visceral competition for efficiency inherent when mining the worlds most valuable cryptocurrency. </text:span></text:p>
      <text:p text:style-name="P85">This stock of hardware and hash power represents a significant resource and opportunity on which a new cryptocurrency can draw to ensure the presence of network transaction validation capability. </text:p>
      <text:p text:style-name="P31"><text:span text:style-name="T4">3.1. Current </text:span><text:span text:style-name="T15">X11 </text:span><text:span text:style-name="T4">Destinations </text:span></text:p>
      <text:p text:style-name="P33"><text:span text:style-name="T14">P</text:span><text:span text:style-name="T3">opular </text:span><text:span text:style-name="T14">X11 </text:span><text:span text:style-name="T3">coin to mine are currently </text:span><text:span text:style-name="T14">Dashpay</text:span><text:span text:style-name="T3">. However, these currencies are not without their problems. </text:span><text:span text:style-name="T14">Dashpay</text:span><text:span text:style-name="T3">, for example, has relatively slow block times, </text:span><text:soft-page-break/><text:span text:style-name="T3">high fees and limited transaction bandwidth. Bitcoin Cash has addressed the transaction bandwidth limitations by introducing larger block sizes, however the block times remain the same at ten minutes, limiting potential transaction confirmation speed. </text:span></text:p>
      <text:p text:style-name="P31"><text:span text:style-name="T4">3.2. </text:span><text:span text:style-name="T15">Optimizing</text:span><text:span text:style-name="T4"> for the Real World </text:span></text:p>
      <text:p text:style-name="P21"><text:span text:style-name="T3">A set of features and configuration parameters have been chosen in order to provide the maximum utility possible for everyday usage scenarios. </text:span><text:span text:style-name="T14">Balanced Dollar</text:span><text:span text:style-name="T3"> therefore provides a practical set of headline features making it an attractive proposition for miners, users and investors alike. </text:span></text:p>
      <text:p text:style-name="P39"><text:span text:style-name="T4">• </text:span><text:span text:style-name="T3">Fast: Rapid transactions and confirmations with 2.5 minute block times </text:span></text:p>
      <text:p text:style-name="P39"><text:span text:style-name="T4">• </text:span><text:span text:style-name="T3">Cheap: Low friction spending with tiny fees </text:span></text:p>
      <text:p text:style-name="P40"><text:span text:style-name="T4">• </text:span><text:span text:style-name="T3">Scalable: Segwit support and fast blocks provide ample transaction bandwidth </text:span></text:p>
      <text:p text:style-name="P40"><text:span text:style-name="T4">• </text:span><text:span text:style-name="T3">Future-proof: Lightning network support provides instant transactions and epic future scalability </text:span></text:p>
      <text:p text:style-name="P2"><text:span text:style-name="T3">4. </text:span><text:span text:style-name="T14">ICO</text:span><text:span text:style-name="T3"> Best Practice Considerations </text:span></text:p>
      <text:p text:style-name="P21"><text:span text:style-name="T3">The main concerns when initiating a new </text:span><text:span text:style-name="T4">Initial </text:span><text:span text:style-name="T15">Coin</text:span><text:span text:style-name="T4"> Offering </text:span><text:span text:style-name="T3">should be that it remains fair amongst early participants, and that it functions effectively, immediately upon release. With this in mind, a number of steps have been undertaken in order to ensure that </text:span><text:span text:style-name="T14">Balanced Dollar</text:span><text:span text:style-name="T3"> undergoes as smooth and fair a launch as possible. </text:span></text:p>
      <text:p text:style-name="P86">4.1. Slow-Start Block Rewards </text:p>
      <text:p text:style-name="P41"><text:span text:style-name="T3">In order to give all miners an equal chance at early block rewards soon after launch, and to mitigate any undue advantage from simply reacting quickly to the fork, </text:span><text:span text:style-name="T14">Balanced Dollar</text:span><text:span text:style-name="T3"> specifies a “slow start” control on block rewards. This ensures that block rewards scale up linearly over the first two thousand blocks mined after the fork giving miners plenty of time to bring their equipment online without compromising their potential rewards. </text:span></text:p>
      <text:p text:style-name="P86">4.2. Effective Difficulty Adjustment </text:p>
      <text:p text:style-name="P42"><text:span text:style-name="T3">To give consistent mining performance a cryptocurrency must make some effort to respond to changes in network hashing rate</text:span><text:span text:style-name="T10">4</text:span><text:span text:style-name="T3">. This is particularly true of a new currency </text:span></text:p>
      <text:p text:style-name="P43"><text:span text:style-name="T9">4</text:span><text:span text:style-name="T5">See the ‘Responding to network hash-rate dynamics’ section for more information</text:span></text:p>
      <text:p text:style-name="P44"><text:span text:style-name="T3">and especially so when there already exists significant potential hashpower available. For this reason, the mining difficulty should be recalculated as frequently as possible, in the case of </text:span><text:span text:style-name="T14">Balanced Dollar</text:span><text:span text:style-name="T3"> at every block, and a robust </text:span><text:span text:style-name="T14">retargeting</text:span><text:span text:style-name="T3"> algorithm should be used, in this case, Dark Gravity Wave. </text:span></text:p>
      <text:p text:style-name="P87">4.3. Simultaneous Full Release </text:p>
      <text:p text:style-name="P45"><text:soft-page-break/><text:span text:style-name="T3">One of the ways that fairness can be ensured during the launch of an </text:span><text:span text:style-name="T14">ICO</text:span><text:span text:style-name="T3"> is by releasing the software to all participants simultaneously. This ensures that individual parties cannot achieve any advantage by, for example, setting up mining or third party integrations before other people have a chance to access the software, and provides transparency as the creators protect themselves from any accusations of favoritism concerning the software release. This process also serves to prevent any isolated mining of the chain before release by any party, other than the stipulated maintenance fund mined by the creators. </text:span></text:p>
      <text:p text:style-name="P87">4.4. Replay Attack Protection </text:p>
      <text:p text:style-name="P46"><text:span text:style-name="T3">In order to prevent the possibility of a valid transaction from either the </text:span><text:span text:style-name="T14">Dashpay </text:span><text:span text:style-name="T3">or </text:span><text:span text:style-name="T14">Balanced Dollar</text:span><text:span text:style-name="T3"> blockchain being a valid transaction on the other chain, transaction signatures are generated in a different way on the </text:span><text:span text:style-name="T14">Balanced Dollar</text:span><text:span text:style-name="T3"> network. </text:span></text:p>
      <text:p text:style-name="P47"/>
      <text:p text:style-name="P88">4.5. Mitigation of Isolated Mining </text:p>
      <text:p text:style-name="P90">A simultaneous full release of all final software to all integrating parties would be the ideal scenario at launch. However, the practicalities of managing such a process necessitates giving preview builds to certain service providers (e.g., exchanges and wallet providers) to ensure the presence of such services at launch time for the smoothest launch possible. However, this can lead to problems whereby potential bad actors might use the preview build, and the publically available pre-fork chain state to try and mine ahead in the hope to push their blocks to the network on launch and claim inflated coinbase rewards. </text:p>
      <text:p text:style-name="P5"><text:span text:style-name="T3">To mitigate this, a key consensus parameter configuration was kept different between preview and release builds, ensuring that any blocks mined in such a way would be rejected by the network. In particular, </text:span><text:span text:style-name="T14">Balanced Dollar</text:span><text:span text:style-name="T3"> used the </text:span><text:span text:style-name="T4">Slow Start </text:span><text:span text:style-name="T3">period, with the value 400 specified in the preview source but 2000 being used in the final release.</text:span></text:p>
      <text:p text:style-name="P89">4.6. Fair and Transparent Maintenance Fund </text:p>
      <text:p text:style-name="P22"><text:span text:style-name="T3">Another way to ensure fairness and transparency is to be open about how the maintenance fund is generated and used. </text:span><text:span text:style-name="T14">Balanced Dollar</text:span><text:span text:style-name="T3"> uses a special block reward defined in the consensus parameters ensuring that the exact maintenance fund amount is rewarded to a vanity address </text:span><text:span text:style-name="T14">publicly</text:span><text:span text:style-name="T3"> visible. This allows any member of the public to watch this address and track the transactions over time, giving visibility into how the maintenance fund is being managed. </text:span></text:p>
      <text:p text:style-name="P91">5. Relationship to Upstream and Development Roadmap </text:p>
      <text:p text:style-name="P22"><text:span text:style-name="T3">In order to ensure rock solid features, and timely integration of the latest innovations filtering down from the parent codebases (Bitcoin and </text:span><text:span text:style-name="T14">Dashpay</text:span><text:span text:style-name="T3">), it is intended to keep the codebase as close as possible to the </text:span><text:span text:style-name="T14">Dashpay </text:span><text:span text:style-name="T3">upstream on an ongoing basis. </text:span></text:p>
      <text:p text:style-name="P48"><text:span text:style-name="T3">Nevertheless, the development team are determined to use </text:span><text:span text:style-name="T14">Balanced Dollar</text:span><text:span text:style-name="T3"> as </text:span><text:soft-page-break/><text:span text:style-name="T3">a platform for innovation in the cryptocurrency arena, with a focus on every-day utility and security, and will not shy away from breaking away from upstream codebases in order to demonstrate innovation, add value to the network and potentially act as a proving ground for cutting edge functionality and novel concepts, architectures and solutions. </text:span></text:p>
      <text:p text:style-name="P7"><text:span text:style-name="T3">Having a small team can bring enormous benefits in terms of agility: decisions can be made and enacted quickly. The </text:span><text:span text:style-name="T14">Balanced Dollar</text:span><text:span text:style-name="T3"> team will leverage this strength over the coming months and years to deliver key innovations in cryptocurrency, but in the short term, the focus is on more immediate development necessities. These include: </text:span></text:p>
      <text:p text:style-name="P49"><text:span text:style-name="T4">• </text:span><text:span text:style-name="T3">Development of official SPV wallet. </text:span></text:p>
      <text:p text:style-name="P50"><text:span text:style-name="T4">• </text:span><text:span text:style-name="T3">Integration with hardware wallets. </text:span></text:p>
      <text:p text:style-name="P51"><text:span text:style-name="T4">• </text:span><text:span text:style-name="T3">SPV Server software and Java / JavaScript / Python libraries for integration.</text:span></text:p>
      <text:p text:style-name="P51"><text:span text:style-name="T4">• </text:span><text:span text:style-name="T3">Atomic Swaps and Lightning network. </text:span></text:p>
      <text:p text:style-name="P50"><text:span text:style-name="T4">• </text:span><text:span text:style-name="T3">Integration of changes from Bitcoin 0.16. </text:span></text:p>
      <text:p text:style-name="P63">In the longer term, a number of novel ideas and innovations are being discussed, investigated, and prototyped. However, due to their nascent developmental phase, and the limited development resource available to progress them in the short term, providing any further details at this stage could compromise their successful implementation in what is a very competitive commercial space. </text:p>
      <text:p text:style-name="P91">References </text:p>
      <text:p text:style-name="P52"><text:span text:style-name="T5">[1] </text:span><text:span text:style-name="T8">Difficulty control for blockchain-based consensus systems</text:span><text:span text:style-name="T5">. Kraft, D., Peer-to-Peer Netw. Appl. (2016) 9: 397. https://www.domob.eu/research/DifficultyControl.pdf </text:span></text:p>
      <text:p text:style-name="P53"><text:span text:style-name="T5">[2] </text:span><text:span text:style-name="T8">Bitcoin: A peer-to-peer electronic cash system</text:span><text:span text:style-name="T5">. Nakamoto, S. (2009). https://bitcoin.org/ bitcoin.pdf </text:span></text:p>
      <text:p text:style-name="P54"><text:span text:style-name="T5">[3] </text:span><text:span text:style-name="T8">Investor Bulletin: Initial Coin Offerings</text:span><text:span text:style-name="T5">. US Securities and Exchange Commission (2017). https://www.investor.gov/additional-resources/news-alerts/alerts-bulletins/ investor-bulletin-initial-coin-offerings </text:span></text:p>
      <text:p text:style-name="P55"><text:span text:style-name="T5">[</text:span><text:span text:style-name="T11">4</text:span><text:span text:style-name="T5">] </text:span><text:span text:style-name="T8">Initial Coin Offerings (ICOs): Risks, Regulation, and Accountability</text:span><text:span text:style-name="T5">. Chohan, U., University of New South Wales (2017). https://papers.ssrn.com/sol3/papers.cfm?abstract_id=3080098 [6] </text:span><text:span text:style-name="T8">Dark Gravity Wave</text:span><text:span text:style-name="T5">. Dash Documentation https://docs.dash.org/en/latest/introduction/ features.html#dark-gravity-w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807in" style:num-format="1" style:print-orientation="portrait" fo:margin-top="2.0965in" fo:margin-bottom="1.7228in" fo:margin-left="1.6882in" fo:margin-right="1.6909in" style:writing-mode="lr-tb" style:layout-grid-color="#c0c0c0" style:layout-grid-lines="19968"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3-08-09T10:02:52.08</dc:date>
    <meta:editing-duration>PT2M30S</meta:editing-duration>
    <meta:editing-cycles>2</meta:editing-cycles>
    <meta:document-statistic meta:table-count="0" meta:image-count="0" meta:object-count="0" meta:page-count="8" meta:paragraph-count="101" meta:word-count="3413" meta:character-count="22182"/>
  </office:meta>
</office:document-meta>
</file>